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d798" officeooo:paragraph-rsid="0014d798" style:font-weight-asian="bold" style:font-weight-complex="bold"/>
    </style:style>
    <style:style style:name="P3" style:family="paragraph" style:parent-style-name="Standard">
      <style:text-properties fo:font-weight="normal" officeooo:rsid="0014d798" officeooo:paragraph-rsid="0014d79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F:Group all data into one entitie</text:p>
      <text:p text:style-name="Standard">docter_office(PatientNumber, PatientName, Birthdate, PrescriptionNumber, Medicine, Dosage, DoctorNumber, Doctor, Assistant)</text:p>
      <text:p text:style-name="Standard"/>
      <text:p text:style-name="P1">1NF: there are anly atomic values and no repeating groups, primary keys are also assigned</text:p>
      <text:p text:style-name="Standard">docter_office(<text:span text:style-name="T1">PatientNumber</text:span>, PatientName, Birthdate, <text:span text:style-name="T1">PrescriptionNumber</text:span>, Medicine, Dosage, <text:span text:style-name="T1">DoctorNumber</text:span>, Doctor, Assistant)</text:p>
      <text:p text:style-name="Standard"/>
      <text:p text:style-name="P2">2NF: database is in first normal form and there is no partial dependency</text:p>
      <text:p text:style-name="P3">docter_office(<text:span text:style-name="T1">PatientNumber</text:span>, <text:span text:style-name="T1">PrescriptionNumber</text:span>, <text:span text:style-name="T1">DoctorNumber</text:span>, Assistant)</text:p>
      <text:p text:style-name="P3">patient(<text:span text:style-name="T1">PatientNumber</text:span><text:span text:style-name="T2">, PatientName, Birthdate)</text:span></text:p>
      <text:p text:style-name="P3"><text:span text:style-name="T2">medicine(</text:span><text:span text:style-name="T1">PrescriptionNumber</text:span><text:span text:style-name="T2">, Medicine, Dosage)</text:span></text:p>
      <text:p text:style-name="P3"><text:span text:style-name="T2">doctor(</text:span><text:span text:style-name="T1">DoctorNumber</text:span><text:span text:style-name="T2">, Doctor)</text:span></text:p>
      <text:p text:style-name="P3"><text:span text:style-name="T2"/></text:p>
      <text:p text:style-name="P2"><text:span text:style-name="T2">3NF: database is in second normal form and there is no transitive functional dependency</text:span></text:p>
      <text:p text:style-name="P3"><text:span text:style-name="T2">same as 2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43:58.520912197</meta:creation-date>
    <dc:date>2019-08-28T18:50:00.356922750</dc:date>
    <meta:editing-duration>PT6M13S</meta:editing-duration>
    <meta:editing-cycles>1</meta:editing-cycles>
    <meta:document-statistic meta:table-count="0" meta:image-count="0" meta:object-count="0" meta:page-count="1" meta:paragraph-count="11" meta:word-count="81" meta:character-count="733" meta:non-whitespace-character-count="663"/>
    <meta:generator>LibreOffice/6.1.1.2$Linux_X86_64 LibreOffice_project/10$Build-2</meta:generator>
  </office:meta>
</office:document-meta>
</file>